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ttps://www.3dvieweronline.com/members/Id6ef77bd3e3cfb00cd02bba48e6e9a9e3/vM7fxxd51Zxxdc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bLab</meta:initial-creator>
    <dc:creator>FabLab</dc:creator>
    <meta:creation-date>2020-05-19T18:07:00Z</meta:creation-date>
    <dc:date>2020-05-19T18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13" meta:character-count="89" meta:row-count="1" meta:non-whitespace-character-count="77"/>
  </office:meta>
</office:document-meta>
</file>